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0.5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82cm" fo:min-width="2.682cm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fill="none" draw:fill-color="#729fcf" draw:textarea-horizontal-align="justify" draw:textarea-vertical-align="middle" draw:auto-grow-height="false" fo:min-height="0.5cm" fo:min-width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729fc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1cm" svg:x="5.25cm" svg:y="0.3cm">
          <text:p text:style-name="P1">Core Scenari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5cm" svg:y1="3.5cm" svg:x2="7.25cm" svg:y2="4.6cm">
          <text:p/>
        </draw:line>
        <draw:line draw:style-name="gr3" draw:text-style-name="P3" draw:layer="layout" svg:x1="5cm" svg:y1="3.25cm" svg:x2="4.25cm" svg:y2="4.6cm">
          <text:p/>
        </draw:line>
        <draw:custom-shape draw:style-name="gr4" draw:text-style-name="P2" draw:layer="layout" svg:width="3.5cm" svg:height="0.75cm" svg:x="1cm" svg:y="4.6cm">
          <text:p text:style-name="P1">Simulation 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0.75cm" svg:x="5cm" svg:y="4.6cm">
          <text:p text:style-name="P1">Simulation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75cm" svg:x="8.8cm" svg:y="4.6cm">
          <text:p text:style-name="P1">...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5cm" svg:y1="3.25cm" svg:x2="11cm" svg:y2="4.35cm">
          <text:p/>
        </draw:line>
        <draw:custom-shape draw:style-name="gr4" draw:text-style-name="P2" draw:layer="layout" svg:width="3.5cm" svg:height="0.75cm" svg:x="10cm" svg:y="4.6cm">
          <text:p text:style-name="P1">Simulation 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75cm" svg:y1="5.35cm" svg:x2="2.75cm" svg:y2="6.6cm">
          <text:p/>
        </draw:line>
        <draw:custom-shape draw:style-name="gr8" draw:text-style-name="P2" draw:layer="layout" svg:width="2.75cm" svg:height="1.25cm" svg:x="1.35cm" svg:y="6.65cm">
          <text:p text:style-name="P1">Error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5cm" svg:height="0.75cm" svg:x="0.35cm" svg:y="5.6cm">
          <text:p text:style-name="P1"><text:span text:style-name="T1">Model 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0.75cm" svg:x="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7.25cm" svg:y1="1.35cm" svg:x2="7.25cm" svg:y2="2.75cm">
          <text:p/>
        </draw:line>
        <draw:custom-shape draw:style-name="gr12" draw:text-style-name="P6" draw:layer="layout" svg:width="3.25cm" svg:height="0.75cm" svg:x="7.5cm" svg:y="1.75cm">
          <text:p text:style-name="P5"><text:span text:style-name="T1">Information %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cm" svg:y1="5.35cm" svg:x2="12.45cm" svg:y2="6.6cm">
          <text:p/>
        </draw:line>
        <draw:custom-shape draw:style-name="gr8" draw:text-style-name="P2" draw:layer="layout" svg:width="2.75cm" svg:height="1.25cm" svg:x="11.05cm" svg:y="6.65cm">
          <text:p text:style-name="P1">Error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5cm" svg:height="0.75cm" svg:x="10.05cm" svg:y="5.6cm">
          <text:p text:style-name="P1"><text:span text:style-name="T1">Model 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05cm" svg:y1="5.35cm" svg:x2="7.05cm" svg:y2="6.6cm">
          <text:p/>
        </draw:line>
        <draw:custom-shape draw:style-name="gr8" draw:text-style-name="P2" draw:layer="layout" svg:width="2.75cm" svg:height="1.25cm" svg:x="5.65cm" svg:y="6.65cm">
          <text:p text:style-name="P1">Error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5cm" svg:height="0.75cm" svg:x="4.65cm" svg:y="5.6cm">
          <text:p text:style-name="P1"><text:span text:style-name="T1">Model 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8T09:51:39.243252591</meta:creation-date>
    <dc:date>2021-01-28T10:17:14.236845756</dc:date>
    <meta:editing-duration>PT4M50S</meta:editing-duration>
    <meta:editing-cycles>1</meta:editing-cycles>
    <meta:generator>LibreOffice/7.0.4.2$MacOSX_X86_64 LibreOffice_project/dcf040e67528d9187c66b2379df5ea4407429775</meta:generator>
    <meta:document-statistic meta:object-count="20"/>
  </office:meta>
</office:document-meta>
</file>